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DejaVu Sans Mono" svg:font-family="'DejaVu Sans Mono'"/>
    <style:font-face style:name="Liberation Serif1" svg:font-family="'Liberation Serif'"/>
    <style:font-face style:name="Monospace" svg:font-family="Monospace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3a6a" officeooo:paragraph-rsid="001b3a6a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officeooo:paragraph-rsid="001b3a6a" fo:background-color="transparent" style:font-name-asian="Liberation Serif1" style:font-name-complex="Liberation Serif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1b3a6a" fo:background-color="transparent" style:font-name-asian="Liberation Serif1" style:font-name-complex="Liberation Serif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style:text-underline-style="solid" style:text-underline-width="auto" style:text-underline-color="font-color" fo:font-weight="bold" officeooo:rsid="001b3a6a" officeooo:paragraph-rsid="001b3a6a" fo:background-color="transparent" style:font-name-asian="Liberation Serif1" style:font-name-complex="Liberation Serif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1b3a6a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9pt" fo:font-weight="normal" officeooo:paragraph-rsid="001b3a6a" fo:background-color="transparent" style:font-name-asian="Calibri" style:font-name-complex="Calibri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DejaVu Sans Mono" fo:font-size="10pt" fo:font-weight="normal" officeooo:paragraph-rsid="001b3a6a" fo:background-color="transparent" style:font-name-asian="DejaVu Sans Mono" style:font-name-complex="DejaVu Sans Mono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DejaVu Sans Mono" fo:font-size="9pt" fo:font-weight="normal" officeooo:paragraph-rsid="001b3a6a" fo:background-color="transparent" style:font-name-asian="DejaVu Sans Mono" style:font-name-complex="DejaVu Sans Mono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Monospace" fo:font-size="8pt" fo:font-weight="normal" officeooo:paragraph-rsid="001b3a6a" fo:background-color="transparent" style:font-name-asian="Monospace" style:font-name-complex="Monospace"/>
    </style:style>
    <style:style style:name="P10" style:family="paragraph" style:parent-style-name="Standard">
      <style:paragraph-properties fo:line-height="100%" fo:text-align="start" style:justify-single-word="false"/>
      <style:text-properties officeooo:paragraph-rsid="001b3a6a"/>
    </style:style>
    <style:style style:name="P11" style:family="paragraph" style:parent-style-name="Standard">
      <style:paragraph-properties fo:margin-top="0in" fo:margin-bottom="0.1965in" loext:contextual-spacing="false" fo:line-height="100%" fo:text-align="start" style:justify-single-word="false"/>
      <style:text-properties style:use-window-font-color="true" style:font-name="DejaVu Sans Mono" fo:font-size="10pt" fo:font-weight="normal" officeooo:paragraph-rsid="001b3a6a" fo:background-color="transparent" style:font-name-asian="DejaVu Sans Mono" style:font-name-complex="DejaVu Sans Mono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officeooo:paragraph-rsid="001b3a6a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1b3a6a" fo:background-color="transparent" style:font-name-asian="Liberation Serif1" style:font-name-complex="Liberation Serif1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officeooo:paragraph-rsid="001b3a6a" fo:background-color="transparent" style:font-name-asian="Liberation Serif1" style:font-name-complex="Liberation Serif1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DejaVu Sans Mono" fo:font-size="10pt" fo:font-weight="normal" officeooo:paragraph-rsid="001b3a6a" fo:background-color="transparent" style:font-name-asian="DejaVu Sans Mono" style:font-name-complex="DejaVu Sans Mono"/>
    </style:style>
    <style:style style:name="P16" style:family="paragraph" style:parent-style-name="Standard" style:list-style-name="L2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1" fo:font-size="12pt" fo:font-weight="normal" officeooo:paragraph-rsid="001b3a6a" fo:background-color="transparent" style:font-name-asian="Liberation Serif1" style:font-name-complex="Liberation Serif1"/>
    </style:style>
    <style:style style:name="P17" style:family="paragraph" style:parent-style-name="Standard" style:list-style-name="L2">
      <style:paragraph-properties fo:margin-left="-0.25in" fo:margin-right="0in" fo:line-height="100%" fo:text-align="start" style:justify-single-word="false" fo:text-indent="0.25in" style:auto-text-indent="false"/>
      <style:text-properties officeooo:paragraph-rsid="001b3a6a"/>
    </style:style>
    <style:style style:name="T1" style:family="text">
      <style:text-properties officeooo:rsid="001b3a6a"/>
    </style:style>
    <style:style style:name="T2" style:family="text">
      <style:text-properties officeooo:rsid="00194c27"/>
    </style:style>
    <style:style style:name="T3" style:family="text">
      <style:text-properties officeooo:rsid="001dba8a"/>
    </style:style>
    <style:style style:name="T4" style:family="text">
      <style:text-properties style:use-window-font-color="true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5" style:family="text">
      <style:text-properties style:use-window-font-color="true" style:font-name="Liberation Serif1" fo:font-size="12pt" fo:font-style="italic" fo:font-weight="normal" fo:background-color="transparent" loext:char-shading-value="0" style:font-name-asian="Liberation Serif1" style:font-name-complex="Liberation Serif1"/>
    </style:style>
    <style:style style:name="T6" style:family="text">
      <style:text-properties style:use-window-font-color="true" style:font-name="Liberation Serif1" fo:font-size="12pt" fo:font-style="italic" fo:font-weight="normal" fo:background-color="transparent" loext:char-shading-value="0" style:font-name-asian="Liberation Serif1" style:font-style-asian="italic" style:font-name-complex="Liberation Serif1" style:font-style-complex="italic"/>
    </style:style>
    <style:style style:name="T7" style:family="text">
      <style:text-properties style:use-window-font-color="true" style:font-name="Liberation Serif1" fo:font-size="12pt" fo:font-weight="bold" fo:background-color="transparent" loext:char-shading-value="0" style:font-name-asian="Liberation Serif1" style:font-name-complex="Liberation Serif1"/>
    </style:style>
    <style:style style:name="T8" style:family="text">
      <style:text-properties officeooo:rsid="001e94d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e95f6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1da8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ents</text:p>
      <text:p text:style-name="P7"/>
      <text:p text:style-name="P2">Intent</text:p>
      <text:p text:style-name="P3"/>
      <text:p text:style-name="P3">Es una descripción abstracta de una operación a realizar. Se usa, entre otras cosas, para lanzar una actividad.</text:p>
      <text:p text:style-name="P5"/>
      <text:p text:style-name="P3">Llamada a otra actividad:</text:p>
      <text:p text:style-name="P5"/>
      <text:p text:style-name="P11">Intent intent = new Intent(this, SegundaActivity.class);</text:p>
      <text:p text:style-name="P3">El constructor usa dos parámetros:</text:p>
      <text:list xml:id="list4718597375927588059" text:style-name="L1">
        <text:list-item>
          <text:p text:style-name="P12"><text:span text:style-name="T4">El contexto desde donde se lanza el intent. Se usa </text:span><text:span text:style-name="T6">this</text:span><text:span text:style-name="T4"> porque es una subclase de Context.</text:span></text:p>
        </text:list-item>
        <text:list-item>
          <text:p text:style-name="P13">La clase a la que se envía el intent.</text:p>
        </text:list-item>
      </text:list>
      <text:p text:style-name="P5"/>
      <text:p text:style-name="P3">Un intent puede llevar además una serie de datos en forma de clave-valor que serán enviados a la otra actividad.</text:p>
      <text:p text:style-name="P5"/>
      <text:p text:style-name="P7">intent.putExtra(<text:span text:style-name="T3">KEY_NOMBRE</text:span>, dato);</text:p>
      <text:p text:style-name="P5"/>
      <text:p text:style-name="P10"><text:span text:style-name="T4">Se deberá definir una constante de tipo String en la clase que crea el intent para dar nombre a la clave del dato. El método putExtra está muy sobrecargado y por tanto admite muchos tipos de datos. Se podrán ejecutar tantos </text:span><text:span text:style-name="T5">putExtra</text:span><text:span text:style-name="T4"> como sean necesarios.</text:span></text:p>
      <text:p text:style-name="P6"/>
      <text:p text:style-name="P8">public final static String <text:span text:style-name="T3">KEY_NOMBRE</text:span> = "info.palomatica.intents.<text:span text:style-name="T3">NOMBRE</text:span>";</text:p>
      <text:p text:style-name="P5"/>
      <text:p text:style-name="P3">Para llamar a la segunda actividad:</text:p>
      <text:p text:style-name="P5"/>
      <text:p text:style-name="P7">startActivity(intent);</text:p>
      <text:p text:style-name="P5"/>
      <text:p text:style-name="P3">Después se crea la segunda actividad:</text:p>
      <text:p text:style-name="P5"/>
      <text:list xml:id="list6999398216591825473" text:style-name="L2">
        <text:list-item>
          <text:p text:style-name="P16">New – Other – Android - Activity</text:p>
        </text:list-item>
        <text:list-item>
          <text:p text:style-name="P17"><text:span text:style-name="T7">Hierarchial Parent</text:span><text:span text:style-name="T4">: info.palomatica.intents.MainActivity</text:span></text:p>
        </text:list-item>
      </text:list>
      <text:p text:style-name="P3">Se <text:span text:style-name="T1">modifica</text:span> AndroidManifest.xml (de manera automática):</text:p>
      <text:p text:style-name="P5"/>
      <text:p text:style-name="P9"><text:s text:c="3"/>&lt;activity</text:p>
      <text:p text:style-name="P9"><text:s text:c="12"/>android:name="info.palomatica.intents.SegundaActivity"</text:p>
      <text:p text:style-name="P9"><text:s text:c="12"/>android:label="@string/title_activity_segunda"</text:p>
      <text:p text:style-name="P9"><text:s text:c="12"/>android:parentActivityName="info.palomatica.intents.MainActivity" &gt;</text:p>
      <text:p text:style-name="P9"><text:s text:c="12"/>&lt;meta-data</text:p>
      <text:p text:style-name="P9"><text:s text:c="16"/>android:name="android.support.PARENT_ACTIVITY"</text:p>
      <text:p text:style-name="P9"><text:s text:c="16"/>android:value="info.palomatica.intents.MainActivity" /&gt;</text:p>
      <text:p text:style-name="P9"><text:s text:c="3"/>&lt;/activity&gt;</text:p>
      <text:p text:style-name="P5"/>
      <text:p text:style-name="P10"><text:span text:style-name="T4">Para recibir el intent (normalmente en </text:span><text:span text:style-name="T5">onCreate</text:span><text:span text:style-name="T4"> de la </text:span><text:span text:style-name="T5">SegundaActivity</text:span><text:span text:style-name="T4">):</text:span></text:p>
      <text:p text:style-name="P5"/>
      <text:p text:style-name="P7">Intent intent = getIntent();</text:p>
      <text:p text:style-name="P11">String message = intent.getStringExtra(MainActivity.<text:span text:style-name="T8">KEY_NOMBRE</text:span>);</text:p>
      <text:p text:style-name="P3">Dependiendo del tipo de dato a recuperar:</text:p>
      <text:p text:style-name="P10"><text:span text:style-name="T5">getStringExtra, getIntExtra, getBooleanExtra, getCharExtra</text:span><text:span text:style-name="T4">,... y arrays también:</text:span></text:p>
      <text:p text:style-name="P10"><text:span text:style-name="T5">getIntArrayExtra, getFloatArrayExtra</text:span><text:span text:style-name="T4">...</text:span></text:p>
      <text:p text:style-name="P5"/>
      <text:p text:style-name="P2">Lanzar intent para esperar resultado:</text:p>
      <text:p text:style-name="P5"><text:soft-page-break/></text:p>
      <text:p text:style-name="P3">En la actividad 1:</text:p>
      <text:p text:style-name="P3"/>
      <text:p text:style-name="P3">Si queremos mandar datos:</text:p>
      <text:p text:style-name="P7">intentSalida.putExtra(NOMBRE, nombre);</text:p>
      <text:p text:style-name="P3">y así tantos <text:span text:style-name="T9">putExtra</text:span> como necesitemos.</text:p>
      <text:p text:style-name="P7"/>
      <text:p text:style-name="P3">Para lanzar la actividad:</text:p>
      <text:p text:style-name="P7">startActivityForResult(intentSalida, <text:span text:style-name="T1">REQUEST_CODE</text:span>)</text:p>
      <text:p text:style-name="P5"/>
      <text:p text:style-name="P3">En la actividad 2, para recoger los datos del intent de llegada (en el evento <text:span text:style-name="T9">onCreate</text:span>)</text:p>
      <text:p text:style-name="P7"/>
      <text:p text:style-name="P7">Intent intentLlegada = getIntent();</text:p>
      <text:p text:style-name="P7">String nombre = intentLlegada.getStringExtra(MainActivity.<text:span text:style-name="T10">KEY_</text:span><text:span text:style-name="T11">NOMBRE</text:span>);</text:p>
      <text:p text:style-name="P3">...</text:p>
      <text:p text:style-name="P3">En la actividad 2, para enviar datos de vuelta (por ejemplo, en el evento click de un botón):</text:p>
      <text:p text:style-name="P3"/>
      <text:p text:style-name="P7">Intent intentRegreso = new Intent();</text:p>
      <text:p text:style-name="P7">intentRegreso.putExtra(MainActivity.NOMBRE, nombre);</text:p>
      <text:p text:style-name="P7">intentRegreso.putExtra(MainActivity.APELLIDOS, apellidos);</text:p>
      <text:p text:style-name="P7">setResult(RESULT_OK, intentRegreso);</text:p>
      <text:p text:style-name="P11">finish();</text:p>
      <text:p text:style-name="P3">En la actividad 1, para recoger los datos de vuelta:</text:p>
      <text:p text:style-name="P3"/>
      <text:p text:style-name="P7">onActivityResult (int requestCode, int resultCode, Intent data)</text:p>
      <text:p text:style-name="P7">{</text:p>
      <text:p text:style-name="P7"><text:tab/>if (requestCode == CODIGO_DE_PETICION &amp;&amp; resultCode == RESULT_OK &amp;&amp; <text:tab/><text:tab/>data != null){</text:p>
      <text:p text:style-name="P7"><text:tab/><text:tab/>String nombre = data.getStringExtra(NOMBRE);</text:p>
      <text:p text:style-name="P11"><text:tab/><text:tab/>String apellidos = data.getStringExtra(APELLIDOS);<text:tab/>}</text:p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DejaVu Sans Mono" svg:font-family="'DejaVu Sans Mono'"/>
    <style:font-face style:name="Liberation Serif1" svg:font-family="'Liberation Serif'"/>
    <style:font-face style:name="Monospace" svg:font-family="Monospace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b3a6a" officeooo:paragraph-rsid="001b3a6a"/>
    </style:style>
    <style:style style:name="MT1" style:family="text">
      <style:text-properties officeooo:rsid="001da86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ndroid<text:tab/>- <text:span text:style-name="MT1">Comunicación entre activitie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15:37.662555926</meta:creation-date>
    <dc:date>2017-11-06T21:46:48.564946593</dc:date>
    <meta:editing-duration>PT2M4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57" meta:word-count="337" meta:character-count="2839" meta:non-whitespace-character-count="2468"/>
  </office:meta>
</office:document-meta>
</file>